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Arial1" svg:font-family="Arial, sans-serif" style:font-family-generic="system"/>
    <style:font-face style:name="StarSymbol" svg:font-family="StarSymbol" style:font-family-generic="system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Helvetica" svg:font-family="Helvetica, Arial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1" svg:font-family="Mangal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 style:master-page-name="MP0">
      <style:table-properties style:width="17.013cm" fo:margin-left="0cm" style:page-number="auto" fo:break-before="page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Text_20_body">
      <style:paragraph-properties fo:margin-top="0cm" fo:margin-bottom="0cm" loext:contextual-spacing="false"/>
      <style:text-properties style:font-name="Arial1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1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Arial" fo:font-size="11pt" fo:background-color="#ffff00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Arial" fo:font-size="11pt" fo:font-style="normal" style:text-underline-style="none" fo:font-weight="bold" style:font-size-asian="11pt" style:font-style-asian="normal" style:font-weight-asian="bold" style:font-name-complex="Arial" style:font-size-complex="11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 fo:orphans="0" fo:widows="0" style:text-autospace="none" style:writing-mode="lr-tb"/>
      <style:text-properties style:font-name="Arial" fo:font-size="11pt" officeooo:paragraph-rsid="0012d24d" style:font-size-asian="11pt" style:font-name-complex="Arial" style:font-size-complex="11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1pt" style:font-size-asian="11pt" style:font-size-complex="11pt"/>
    </style:style>
    <style:style style:name="P8" style:family="paragraph" style:parent-style-name="Subtitle">
      <style:paragraph-properties fo:margin-top="0cm" fo:margin-bottom="0cm" loext:contextual-spacing="false" fo:text-align="center" style:justify-single-word="false"/>
      <style:text-properties fo:font-variant="normal" fo:text-transform="none"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1"/>
    </style:style>
    <style:style style:name="P10" style:family="paragraph" style:parent-style-name="Standard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UrbanBody">
      <style:text-properties style:font-name="Arial" fo:font-size="11pt" style:font-size-asian="11pt" style:font-size-complex="11pt"/>
    </style:style>
    <style:style style:name="P15" style:family="paragraph" style:parent-style-name="UrbanBody">
      <style:paragraph-properties fo:text-align="end" style:justify-single-word="false"/>
      <style:text-properties style:font-name="Arial" fo:font-size="11pt" style:font-size-asian="11pt" style:font-size-complex="11pt"/>
    </style:style>
    <style:style style:name="P16" style:family="paragraph" style:parent-style-name="UrbanBody">
      <style:text-properties fo:font-variant="normal" fo:text-transform="none"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P17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Frame_20_contents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9" style:family="paragraph" style:parent-style-name="Frame_20_contents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20" style:family="paragraph" style:parent-style-name="Frame_20_contents">
      <style:text-properties style:font-name="Arial" fo:font-size="11pt" style:font-size-asian="11pt" style:font-size-complex="11pt"/>
    </style:style>
    <style:style style:name="P21" style:family="paragraph" style:parent-style-name="Frame_20_contents">
      <style:paragraph-properties fo:text-align="start" style:justify-single-word="false"/>
      <style:text-properties style:font-name="Arial" fo:font-size="12pt" officeooo:paragraph-rsid="0022aa6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officeooo:paragraph-rsid="0022aa63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22aa63" style:font-size-asian="11pt" style:font-size-complex="11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fo:font-variant="normal" fo:text-transform="none" style:font-name="Arial" fo:font-size="14pt" fo:font-style="normal" style:text-underline-style="solid" style:text-underline-width="auto" style:text-underline-color="font-color" fo:font-weight="bold" officeooo:paragraph-rsid="0022aa63" style:font-size-asian="14pt" style:font-style-asian="normal" style:font-weight-asian="bold" style:font-name-complex="Arial" style:font-size-complex="14pt"/>
    </style:style>
    <style:style style:name="P2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2aa63" style:font-size-asian="10pt" style:font-size-complex="10pt"/>
    </style:style>
    <style:style style:name="P26" style:family="paragraph" style:parent-style-name="Subtitle">
      <style:paragraph-properties fo:margin-top="0cm" fo:margin-bottom="0cm" loext:contextual-spacing="false" fo:text-align="center" style:justify-single-word="false"/>
      <style:text-properties fo:font-variant="normal" fo:text-transform="none" style:font-name="Arial" fo:font-size="14pt" fo:font-style="normal" style:text-underline-style="solid" style:text-underline-width="auto" style:text-underline-color="font-color" fo:font-weight="bold" officeooo:paragraph-rsid="0022aa63" style:font-size-asian="14pt" style:font-style-asian="normal" style:font-weight-asian="bold" style:font-name-complex="Arial" style:font-size-complex="14pt"/>
    </style:style>
    <style:style style:name="P27" style:family="paragraph" style:parent-style-name="Subtitle">
      <style:paragraph-properties fo:margin-top="0cm" fo:margin-bottom="0cm" loext:contextual-spacing="false" fo:text-align="center" style:justify-single-word="false"/>
      <style:text-properties fo:font-variant="normal" fo:text-transform="none" style:font-name="Arial" fo:font-size="14pt" fo:font-style="normal" style:text-underline-style="none" fo:font-weight="bold" officeooo:paragraph-rsid="0022aa63" style:font-size-asian="14pt" style:font-style-asian="normal" style:font-weight-asian="bold" style:font-name-complex="Arial" style:font-size-complex="14pt"/>
    </style:style>
    <style:style style:name="P28" style:family="paragraph" style:parent-style-name="Subtitle" style:master-page-name="MP0">
      <style:paragraph-properties fo:margin-top="0cm" fo:margin-bottom="0cm" loext:contextual-spacing="false" fo:text-align="center" style:justify-single-word="false" style:page-number="auto" fo:break-before="page"/>
      <style:text-properties fo:font-variant="normal" fo:text-transform="none" style:font-name="Arial" fo:font-size="14pt" fo:font-style="normal" style:text-underline-style="solid" style:text-underline-width="auto" style:text-underline-color="font-color" fo:font-weight="bold" officeooo:paragraph-rsid="0022aa63" style:font-size-asian="14pt" style:font-style-asian="normal" style:font-weight-asian="bold" style:font-name-complex="Arial" style:font-size-complex="14pt"/>
    </style:style>
    <style:style style:name="P29" style:family="paragraph" style:parent-style-name="Text_20_body">
      <style:paragraph-properties fo:margin-top="0cm" fo:margin-bottom="0cm" loext:contextual-spacing="false" fo:line-height="100%" fo:text-align="end" style:justify-single-word="false" fo:orphans="0" fo:widows="0" style:text-autospace="none" style:writing-mode="lr-tb"/>
      <style:text-properties officeooo:paragraph-rsid="0022aa63"/>
    </style:style>
    <style:style style:name="P30" style:family="paragraph" style:parent-style-name="Text_20_body">
      <style:paragraph-properties fo:margin-top="0cm" fo:margin-bottom="0cm" loext:contextual-spacing="false" fo:line-height="100%" fo:orphans="0" fo:widows="0" style:text-autospace="none" style:writing-mode="lr-tb"/>
      <style:text-properties style:font-name="Arial" fo:font-size="11pt" officeooo:paragraph-rsid="0022aa63" style:font-size-asian="11pt" style:font-name-complex="Arial" style:font-size-complex="11pt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Arial" fo:font-size="11pt" fo:font-style="normal" style:text-underline-style="none" fo:font-weight="bold" officeooo:paragraph-rsid="0022aa63" style:font-size-asian="11pt" style:font-style-asian="normal" style:font-weight-asian="bold" style:font-name-complex="Arial" style:font-size-complex="11pt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style:font-name="Arial" fo:font-size="11pt" officeooo:paragraph-rsid="0022aa63" style:font-size-asian="11pt" style:font-size-complex="11pt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style:font-name="Arial" fo:font-size="11pt" officeooo:paragraph-rsid="0022aa63" fo:background-color="#ffff00" style:font-size-asian="11pt" style:font-size-complex="11pt"/>
    </style:style>
    <style:style style:name="P34" style:family="paragraph" style:parent-style-name="UrbanBody">
      <style:text-properties style:font-name="Arial" fo:font-size="11pt" style:font-size-asian="11pt" style:font-size-complex="11pt"/>
    </style:style>
    <style:style style:name="P35" style:family="paragraph" style:parent-style-name="UrbanBody">
      <style:text-properties style:font-name="Arial" fo:font-size="11pt" officeooo:paragraph-rsid="0022aa63" style:font-size-asian="11pt" style:font-size-complex="11pt"/>
    </style:style>
    <style:style style:name="P36" style:family="paragraph" style:parent-style-name="UrbanBody">
      <style:text-properties fo:font-variant="normal" fo:text-transform="none" style:font-name="Arial" fo:font-size="11pt" fo:font-style="normal" fo:font-weight="bold" officeooo:paragraph-rsid="0022aa63" style:font-size-asian="11pt" style:font-style-asian="normal" style:font-weight-asian="bold" style:font-name-complex="Arial" style:font-size-complex="11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fr" style:country-asian="BE" style:language-complex="ar" style:country-complex="SA"/>
    </style:style>
    <style:style style:name="T2" style:family="text">
      <style:text-properties style:text-underline-style="none" fo:font-weight="normal" style:font-weight-asian="normal" style:font-name-complex="Times New Roman2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11pt" officeooo:rsid="00362119" style:font-size-asian="11pt" style:font-name-complex="Arial" style:font-size-complex="11pt"/>
    </style:style>
    <style:style style:name="T8" style:family="text">
      <style:text-properties style:font-name="Arial" fo:background-color="#cccccc" loext:char-shading-value="0"/>
    </style:style>
    <style:style style:name="T9" style:family="text">
      <style:text-properties style:font-name="Arial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font-size="10pt" style:text-underline-style="none" fo:font-weight="bold" style:font-size-asian="10pt" style:font-weight-asian="bold" style:font-name-complex="Times New Roman2" style:font-size-complex="10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weight-complex="bold"/>
    </style:style>
    <style:style style:name="T14" style:family="text">
      <style:text-properties officeooo:rsid="000fdbd8" style:font-weight-complex="bold"/>
    </style:style>
    <style:style style:name="T15" style:family="text">
      <style:text-properties officeooo:rsid="0014a4ae" style:font-weight-complex="bold"/>
    </style:style>
    <style:style style:name="T16" style:family="text">
      <style:text-properties officeooo:rsid="00104cf8"/>
    </style:style>
    <style:style style:name="T17" style:family="text">
      <style:text-properties officeooo:rsid="0012d24d"/>
    </style:style>
    <style:style style:name="T18" style:family="text">
      <style:text-properties officeooo:rsid="00362119"/>
    </style:style>
    <style:style style:name="T19" style:family="text">
      <style:text-properties officeooo:rsid="00168d50"/>
    </style:style>
    <style:style style:name="T20" style:family="text">
      <style:text-properties fo:color="#800000" officeooo:rsid="001a7477" fo:background-color="#ffff00" loext:char-shading-value="0"/>
    </style:style>
    <style:style style:name="T21" style:family="text">
      <style:text-properties officeooo:rsid="001e0fd0"/>
    </style:style>
    <style:style style:name="T22" style:family="text">
      <style:text-properties officeooo:rsid="001f4cdc"/>
    </style:style>
    <style:style style:name="T23" style:family="text">
      <style:text-properties fo:background-color="#cccccc" loext:char-shading-value="0"/>
    </style:style>
    <style:style style:name="T2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2"><office:annotation><dc:creator>Gauthier Bastien</dc:creator><dc:date>2011-01-13T14:56:41</dc:date><text:p text:style-name="P37"><text:span text:style-name="T28">do text</text:span></text:p><text:p text:style-name="P37"><text:span text:style-name="T28">from document(at=header, format='odt')</text:span></text:p></office:annotation><text:span text:style-name="T5">Import depuis header.odt</text:span></text:p>
          </table:table-cell>
          <table:table-cell table:style-name="Tableau1.A1" office:value-type="string">
            <text:p text:style-name="P25"><text:span text:style-name="Police_20_par_20_défaut"><text:span text:style-name="T24"><text:text-input text:description="">tool.getCityName()</text:text-input></text:span></text:span><text:span text:style-name="T25">, le </text:span><text:span text:style-name="T25"><text:text-input text:description="">licence_view.format_date()</text:text-input></text:span></text:p>
            <text:p text:style-name="P21"><text:span text:style-name="T2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7"><text:s/></text:span><text:span text:style-name="T26"><text:conditional-text text:condition="ooow:&quot;view.do_mailing()&quot;" text:string-value-if-true="&quot;mailed_data.name1&quot;" text:string-value-if-false="">mailed_data.name1</text:conditional-text></text:span><text:span text:style-name="T27"><text:s/></text:span><text:span text:style-name="T26"><text:conditional-text text:condition="ooow:&quot;view.do_mailing()&quot;" text:string-value-if-true="&quot;mailed_data.name2&quot;" text:string-value-if-false="">mailed_data.name2</text:conditional-text></text:span><text:span text:style-name="T27"><text:line-break/></text:span><text:span text:style-name="T26"><text:conditional-text text:condition="ooow:&quot;view.do_mailing()&quot;" text:string-value-if-true="&quot;mailed_data.street&quot;" text:string-value-if-false="">mailed_data.street</text:conditional-text></text:span><text:span text:style-name="T26">, </text:span><text:span text:style-name="T26"><text:conditional-text text:condition="ooow:&quot;view.do_mailing()&quot;" text:string-value-if-true="&quot;mailed_data.number&quot;" text:string-value-if-false="">mailed_data.number</text:conditional-text></text:span><text:span text:style-name="T27"><text:line-break/></text:span><text:span text:style-name="T26"><text:conditional-text text:condition="ooow:&quot;view.do_mailing()&quot;" text:string-value-if-true="&quot;mailed_data.zipcode&quot;" text:string-value-if-false="">mailed_data.zipcode</text:conditional-text></text:span><text:span text:style-name="T26"> </text:span><text:span text:style-name="T2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24"><text:span text:style-name="T13"/></text:p>
      <text:p text:style-name="P26"><text:span text:style-name="T13"/></text:p>
      <text:p text:style-name="P27"><text:span text:style-name="T13">Procès-verbal : </text:span><text:span text:style-name="T15">i</text:span><text:span text:style-name="T13">ndication </text:span><text:span text:style-name="T14">d'implantation</text:span></text:p>
      <text:p text:style-name="P31"/>
      <text:p text:style-name="P35"><office:annotation><dc:creator>Gauthier Bastien</dc:creator><dc:date>2011-01-13T14:56:41</dc:date><text:p text:style-name="P37"><text:span text:style-name="T29">do text</text:span></text:p><text:p text:style-name="P37"><text:span text:style-name="T29">from document(at=reference, format='odt')</text:span></text:p></office:annotation>Import depuis reference.odt</text:p>
      <text:p text:style-name="P35"/>
      <text:p text:style-name="P36"/>
      <text:p text:style-name="P30">Je soussigné <text:span text:style-name="T18"><text:text-input text:description="">self.getFoldermanagers()[0].getName1()</text:text-input></text:span><text:span text:style-name="T18"><text:s/></text:span><text:span text:style-name="T18"><text:text-input text:description="">self.getFoldermanagers()[0].getName2()</text:text-input></text:span>, <text:span text:style-name="T21">délégué pour</text:span> l’Urbanisme <text:span text:style-name="T22">à la c</text:span>ommune <text:span text:style-name="T16">de </text:span><text:span text:style-name="T16"><text:text-input text:description="">tool.getCityName()</text:text-input></text:span>,</text:p>
      <text:p text:style-name="P32"/>
      <text:p text:style-name="P23">Vu la demande de <text:span text:style-name="T12"><text:text-input text:description="Demandeurs">self.getApplicantsSignaletic()</text:text-input></text:span></text:p>
      <text:p text:style-name="P32">Vu l'article D. IV.72 du Code du Développement Territorial ;</text:p>
      <text:p text:style-name="P32">Vu le plan de <text:span text:style-name="T20">GEOMETRE COMMUNAL</text:span>, géomètre-expert, reçu le <text:span text:style-name="T10"><text:text-input text:description="">event_view.display_date('receiptDate')</text:text-input></text:span><text:span text:style-name="T23"><text:s/></text:span>par la Commune <text:span text:style-name="T19">de </text:span><text:span text:style-name="T19"><text:text-input text:description="">tool.getCityName()</text:text-input></text:span>, reprenant un bâtiment à construire, <text:text-input text:description="Situation des travaux">self.getWorkLocationSignaletic()</text:text-input> ;</text:p>
      <text:p text:style-name="P32">Vu que les chaises ont été placées, reprenant les angles de la construction et des références de niveau ;</text:p>
      <text:p text:style-name="P32">Vu que ces informations sont conformes au permis octroyé le <text:text-input text:description="Evénement-Date de la décision">self.toLocalizedTime(urbanEventObj.decisionDate,long_format=False)</text:text-input> ;</text:p>
      <text:p text:style-name="P32"> </text:p>
      <text:p text:style-name="P32">Atteste que:</text:p>
      <text:p text:style-name="P32"> </text:p>
      <text:p text:style-name="P32">L’implantation ainsi matérialisée peut être considérée comme conforme au permis <text:span text:style-name="T2"><text:text-input text:description="">self.getReference()</text:text-input></text:span><text:span text:style-name="T11"><text:s/></text:span>octroyé le <text:text-input text:description="Evénement-Date de la décision">self.toLocalizedTime(urbanEventObj.decisionDate,long_format=False)</text:text-input>.</text:p>
      <text:p text:style-name="P32">Est joint à ce procès-verbal le plan précité dressé par le géomètre <text:span text:style-name="T20">GEOMETRE COMMUNAL</text:span> <text:span text:style-name="T10">et fourni le </text:span><text:span text:style-name="T10"><text:text-input text:description="">event_view.display_date('receiptDate')</text:text-input></text:span><text:span text:style-name="T10">.</text:span></text:p>
      <text:p text:style-name="P33"/>
      <text:p text:style-name="P32">Fait à <text:span text:style-name="Police_20_par_20_défaut"><text:text-input text:description="Date">urbanEventObj.getFormattedDate(withCityNamePrefix=True)</text:text-input></text:span>.</text:p>
      <text:p text:style-name="P32">L<text:span text:style-name="T17">e</text:span> délégué de la Commune :</text:p>
      <text:p text:style-name="P35"/>
      <text:p text:style-name="P35"/>
      <text:p text:style-name="P35"/>
      <text:p text:style-name="P29">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Arial1" svg:font-family="Arial, sans-serif" style:font-family-generic="system"/>
    <style:font-face style:name="StarSymbol" svg:font-family="StarSymbol" style:font-family-generic="system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Helvetica" svg:font-family="Helvetica, Arial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1" svg:font-family="Mangal" style:font-family-generic="system" style:font-pitch="variable"/>
    <style:font-face style:name="OpenSymbol" svg:font-family="OpenSymbol" style:font-family-generic="system" style:font-pitch="variable"/>
    <style:font-face style:name="SimSun1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808080" draw:stroke-linejoin="miter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style:text-underline-style="none" fo:font-weight="normal" style:letter-kerning="true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style:text-underline-style="none" fo:font-weight="normal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 fo:hyphenation-ladder-count="no-limit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style:font-name="Arial" fo:font-family="Arial" style:font-family-generic="swiss" style:font-pitch="variable" fo:font-size="11pt" style:font-size-asian="11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UrbanTitle" style:family="paragraph" style:parent-style-name="Standard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2" fo:hyphenation-push-char-count="2"/>
    </style:style>
    <style:style style:name="UrbanTitle2" style:family="paragraph" style:parent-style-name="UrbanTitle">
      <style:paragraph-properties fo:text-align="start" style:justify-single-word="false" fo:hyphenation-ladder-count="no-limit"/>
      <style:text-properties fo:font-size="12pt" style:font-size-asian="12pt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UrbanBody" style:family="paragraph" style:parent-style-name="UrbanTitle3">
      <style:paragraph-properties fo:hyphenation-ladder-count="no-limit"/>
      <style:text-properties fo:font-size="11pt" fo:font-weight="normal" style:font-size-asian="11pt" style:font-weight-asian="normal" fo:hyphenate="false" fo:hyphenation-remain-char-count="2" fo:hyphenation-push-char-count="2"/>
    </style:style>
    <style:style style:name="UrbanTitle3" style:family="paragraph" style:parent-style-name="UrbanTitle">
      <style:paragraph-properties fo:text-align="start" style:justify-single-word="false" fo:hyphenation-ladder-count="no-limit"/>
      <style:text-properties fo:font-size="12pt" style:text-underline-style="none" style:font-size-asian="12pt" fo:hyphenate="false" fo:hyphenation-remain-char-count="2" fo:hyphenation-push-char-count="2"/>
    </style:style>
    <style:style style:name="UrbanTable" style:family="paragraph" style:parent-style-name="Text_20_body">
      <style:paragraph-properties fo:hyphenation-ladder-count="no-limit"/>
      <style:text-properties style:font-name="Times New Roman" fo:font-family="'Times New Roman'" style:font-family-generic="roman" style:font-pitch="variable" fo:font-size="11pt" style:font-size-asian="11pt" fo:hyphenate="false" fo:hyphenation-remain-char-count="2" fo:hyphenation-push-char-count="2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2" style:font-family-complex="Mangal" style:font-family-generic-complex="roman" style:font-pitch-complex="variable" style:font-size-complex="8pt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itre5" style:family="paragraph">
      <style:paragraph-properties fo:orphans="2" fo:widows="2" fo:hyphenation-ladder-count="no-limit" style:text-autospace="none" style:punctuation-wrap="simple" style:vertical-align="baseline"/>
      <style:text-properties fo:color="#000000" style:font-name="Helvetica" fo:font-family="Helvetica, Arial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e" style:family="paragraph">
      <style:paragraph-properties fo:text-align="justify" style:justify-single-word="false" fo:orphans="2" fo:widows="2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 style:text-autospace="ideograph-alpha"/>
      <style:text-properties style:font-name="Times New Roman" fo:font-family="'Times New Roman'" style:font-family-generic="roman" style:font-pitch="variable" fo:language="fr" fo:country="BE" style:font-name-complex="Times New Roman" style:font-family-complex="'Times New Roman'" style:font-family-generic-complex="roman" style:font-pitch-complex="variabl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lice_20_par_20_défaut" style:display-name="Police par défaut" style:family="text"/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10pt" style:font-name-asian="OpenSymbol" style:font-family-asian="OpenSymbol" style:font-family-generic-asian="system" style:font-pitch-asian="variable" style:font-size-asian="10pt" style:font-name-complex="OpenSymbol" style:font-family-complex="OpenSymbol" style:font-family-generic-complex="system" style:font-pitch-complex="variable" style:font-size-complex="10pt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Mangal2" style:font-family-complex="Mangal" style:font-family-generic-complex="roman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00Z</meta:creation-date>
    <dc:date>2020-04-01T14:34:50.187559951</dc:date>
    <meta:print-date>2016-09-29T08:58:00Z</meta:print-date>
    <meta:editing-cycles>137</meta:editing-cycles>
    <meta:editing-duration>PT2H17M23S</meta:editing-duration>
    <meta:document-statistic meta:table-count="1" meta:image-count="0" meta:object-count="0" meta:page-count="1" meta:paragraph-count="19" meta:word-count="184" meta:character-count="1521" meta:non-whitespace-character-count="13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paquay/AppData/Local/Temp/rwoawglx-urb-recepisse.odt/Normal"/>
  </office:meta>
</office:document-meta>
</file>